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8dc92" officeooo:paragraph-rsid="0018dc92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officeooo:rsid="0018dc9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p text:style-name="P1">My Thinking Process</text:p>
      <text:h text:style-name="Heading_20_3" text:outline-level="3"/>
      <text:h text:style-name="Heading_20_3" text:outline-level="3">1. <text:span text:style-name="Strong_20_Emphasis">Define the Goal</text:span></text:h>
      <text:p text:style-name="Text_20_body">I wanted to build a script that could scrape skincare product data from Snapklik.com and then <text:span text:style-name="Strong_20_Emphasis">group similar products by their key ingredients</text:span>. The idea was to give users an easy way to find top products that contain ingredients like <text:span text:style-name="Emphasis">niacinamide</text:span>, <text:span text:style-name="Emphasis">retinol</text:span>, etc.</text:p>
      <text:p text:style-name="Horizontal_20_Line"/>
      <text:h text:style-name="Heading_20_3" text:outline-level="3">2. <text:span text:style-name="Strong_20_Emphasis">Start With the Data Source</text:span></text:h>
      <text:p text:style-name="Text_20_body">I checked how Snapklik loads its product data. Fortunately, I found that it uses an <text:span text:style-name="Strong_20_Emphasis">API</text:span> under the hood. So, my first approach was to make requests directly to that API to pull product listings page by page.</text:p>
      <text:p text:style-name="Text_20_body">But I also knew the API could break or change at any time, so I added a <text:span text:style-name="Strong_20_Emphasis">fallback method</text:span> — parsing a saved HTML file with regex. That way, if the API fails, the scraper still works.</text:p>
      <text:p text:style-name="Horizontal_20_Line"/>
      <text:h text:style-name="Heading_20_3" text:outline-level="3">3. <text:span text:style-name="Strong_20_Emphasis">Work Around Missing Ingredient Info</text:span></text:h>
      <text:p text:style-name="Text_20_body">One big issue: Snapklik doesn’t list actual ingredient lists in their API or HTML. So I had to get creative.</text:p>
      <text:p text:style-name="Text_20_body">I thought: <text:span text:style-name="Emphasis">What if I used the product categories and descriptions to guess the ingredients?</text:span><text:line-break/>I built a <text:span text:style-name="Strong_20_Emphasis">set of keyword heuristics</text:span> — for example, if a category contains “retinol” or “vitamin c”, I treat that as an ingredient.</text:p>
      <text:p text:style-name="Text_20_body">I also added checks for product types (like “cleanser”, “serum”), since they give useful context.</text:p>
      <text:p text:style-name="Horizontal_20_Line"/>
      <text:h text:style-name="Heading_20_3" text:outline-level="3">4. <text:span text:style-name="Strong_20_Emphasis">Extract and Structure Product Data</text:span></text:h>
      <text:p text:style-name="Text_20_body">Once I had access to raw product objects, I wrote a function to extract all the important info I’d need:</text:p>
      <text:list text:style-name="L1">
        <text:list-item>
          <text:p text:style-name="P2">Name, brand, image, price, size, etc.</text:p>
        </text:list-item>
        <text:list-item>
          <text:p text:style-name="P2">I also extracted a list of <text:span text:style-name="Emphasis">inferred ingredients</text:span> using my heuristic function.</text:p>
        </text:list-item>
      </text:list>
      <text:p text:style-name="Text_20_body">I wrapped each product into a clean, structured dictionary so I could later export everything to CSV.</text:p>
      <text:p text:style-name="Horizontal_20_Line"/>
      <text:h text:style-name="Heading_20_3" text:outline-level="3"><text:soft-page-break/>5. <text:span text:style-name="Strong_20_Emphasis">Normalize Ingredient Names</text:span></text:h>
      <text:p text:style-name="Text_20_body">To avoid messy or inconsistent ingredient groupings (like “Vitamin C” vs “ascorbic acid”), I added a <text:span text:style-name="Strong_20_Emphasis">normalization step</text:span>. It strips extra stuff (like percentages and units) and maps common terms to a standard form (<text:span text:style-name="T1">for example</text:span> “Vitamin C” → “Ascorbic Acid”).</text:p>
      <text:p text:style-name="Horizontal_20_Line"/>
      <text:h text:style-name="Heading_20_3" text:outline-level="3">6. <text:span text:style-name="Strong_20_Emphasis">Group and Rank Products</text:span></text:h>
      <text:p text:style-name="Text_20_body">With ingredients extracted and cleaned, I grouped the products <text:span text:style-name="Strong_20_Emphasis">by each key ingredient</text:span>.</text:p>
      <text:p text:style-name="Text_20_body">For each group, I wanted to show the <text:span text:style-name="Strong_20_Emphasis">top 3 products</text:span>. Since I didn’t have actual review scores, I used a quick scoring method, just combining the length of the product name and brand name as a proxy for how detailed or rich the listing is.</text:p>
      <text:p text:style-name="Horizontal_20_Line"/>
      <text:h text:style-name="Heading_20_3" text:outline-level="3">7. <text:span text:style-name="Strong_20_Emphasis">Export and Review</text:span></text:h>
      <text:p text:style-name="Text_20_body">Finally, I wrote two output files:</text:p>
      <text:list text:style-name="L2">
        <text:list-item>
          <text:p text:style-name="P3">One CSV with all the raw product data</text:p>
        </text:list-item>
        <text:list-item>
          <text:p text:style-name="P3">Another with products grouped by ingredients and ranked</text:p>
        </text:list-item>
      </text:list>
      <text:p text:style-name="Text_20_body">To wrap things up, I printed a summary showing how many products I grouped, how many ingredient groups I found, and which were the top ones.</text:p>
      <text:p text:style-name="Horizontal_20_Line"/>
      <text:h text:style-name="Heading_20_2" text:outline-level="2">In Short</text:h>
      <text:p text:style-name="Text_20_body">My thinking was:</text:p>
      <text:list text:style-name="L3">
        <text:list-item>
          <text:p text:style-name="P4">Use the API if it works, fall back to HTML if it doesn’t.</text:p>
        </text:list-item>
        <text:list-item>
          <text:p text:style-name="P4">Infer ingredients using keywords from categories.</text:p>
        </text:list-item>
        <text:list-item>
          <text:p text:style-name="P4">Normalize and group products for analysis.</text:p>
        </text:list-item>
        <text:list-item>
          <text:p text:style-name="P4">Rank top products for each ingredient and save the results.</text:p>
        </text:list-item>
      </text:list>
      <text:p text:style-name="Text_20_body">This way, I could <text:span text:style-name="Strong_20_Emphasis">transform incomplete product listings into actionable skincare insights</text:span> , even without official ingredient dat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3:33:55.845448627</meta:creation-date>
    <meta:print-date>2025-07-31T13:48:19.535754337</meta:print-date>
    <meta:printed-by>PDF files</meta:printed-by>
    <dc:date>2025-07-31T13:49:23.138512225</dc:date>
    <meta:editing-duration>PT1M3S</meta:editing-duration>
    <meta:editing-cycles>1</meta:editing-cycles>
    <meta:document-statistic meta:table-count="0" meta:image-count="0" meta:object-count="0" meta:page-count="2" meta:paragraph-count="32" meta:word-count="497" meta:character-count="2822" meta:non-whitespace-character-count="2363"/>
    <meta:generator>LibreOffice/25.2.4.3$Linux_X86_64 LibreOffice_project/520$Build-3</meta:generator>
  </office:meta>
</office:document-meta>
</file>